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fo:background-color="#b4c7dc"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666666" fo:border="0.06pt solid #000000"/>
      <style:text-properties fo:color="#ffffff"/>
    </style:style>
    <style:style style:name="ce10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Pele</text:p>
          </table:table-cell>
          <table:table-cell table:style-name="ce7" office:value-type="string" calcext:value-type="string" table:number-columns-spanned="2" table:number-rows-spanned="1">
            <text:p>Couro</text:p>
          </table:table-cell>
          <table:covered-table-cell table:style-name="ce5"/>
          <table:table-cell table:style-name="ce9" office:value-type="string" calcext:value-type="string">
            <text:p>Hunter Jacke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3.0</text:p>
          </table:table-cell>
          <table:table-cell table:style-name="ce6" table:formula="of:=1361+2254" office:value-type="float" office:value="3615" calcext:value-type="float">
            <text:p>3615</text:p>
          </table:table-cell>
          <table:table-cell table:style-name="ce6" office:value-type="float" office:value="418" calcext:value-type="float">
            <text:p>418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4.0</text:p>
          </table:table-cell>
          <table:table-cell table:style-name="ce6" table:formula="of:=2349+2428" office:value-type="float" office:value="4777" calcext:value-type="float">
            <text:p>477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>
          <table:table-cell table:style-name="ce3" office:value-type="string" calcext:value-type="string">
            <text:p>4.1</text:p>
          </table:table-cell>
          <table:table-cell table:style-name="ce6" table:formula="of:=345+767" office:value-type="float" office:value="1112" calcext:value-type="float">
            <text:p>111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>
          <table:table-cell table:style-name="ce3" office:value-type="string" calcext:value-type="string">
            <text:p>4.2</text:p>
          </table:table-cell>
          <table:table-cell table:style-name="ce6" table:formula="of:=25+27" office:value-type="float" office:value="52" calcext:value-type="float">
            <text:p>52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>
          <table:table-cell table:style-name="ce4" office:value-type="string" calcext:value-type="string">
            <text:p>5.0</text:p>
          </table:table-cell>
          <table:table-cell table:style-name="ce6" table:formula="of:=976+465" office:value-type="float" office:value="1441" calcext:value-type="float">
            <text:p>1441</text:p>
          </table:table-cell>
          <table:table-cell table:style-name="ce6" office:value-type="float" office:value="323" calcext:value-type="float">
            <text:p>323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>
          <table:table-cell table:style-name="ce4" office:value-type="string" calcext:value-type="string">
            <text:p>5.0</text:p>
          </table:table-cell>
          <table:table-cell table:style-name="ce6" table:formula="of:=64+104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>
          <table:table-cell table:style-name="ce4" office:value-type="string" calcext:value-type="string">
            <text:p>5.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ce1" office:value-type="string" calcext:value-type="string">
            <text:p>Leather Jacket Crafter</text:p>
          </table:table-cell>
          <table:table-cell table:style-name="ce1" office:value-type="string" calcext:value-type="string">
            <text:p>0 to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LOCK</text:p>
          </table:table-cell>
          <table:table-cell table:style-name="ce5" office:value-type="string" calcext:value-type="string">
            <text:p>Pele</text:p>
          </table:table-cell>
          <table:table-cell table:style-name="ce7" office:value-type="string" calcext:value-type="string" table:number-columns-spanned="2" table:number-rows-spanned="1">
            <text:p>Couro</text:p>
          </table:table-cell>
          <table:covered-table-cell table:style-name="ce5"/>
          <table:table-cell table:style-name="ce9" office:value-type="string" calcext:value-type="string">
            <text:p>Hunter Jacke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3.0</text:p>
          </table:table-cell>
          <table:table-cell table:style-name="ce6" table:formula="of:=999+999+256" office:value-type="float" office:value="2254" calcext:value-type="float">
            <text:p>2254</text:p>
          </table:table-cell>
          <table:table-cell table:style-name="ce6" office:value-type="float" office:value="418" calcext:value-type="float">
            <text:p>418</text:p>
          </table:table-cell>
          <table:table-cell table:number-columns-repeated="2" table:style-name="ce8"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urneyman's Mercenary Jacket</text:p>
          </table:table-cell>
          <table:table-cell table:style-name="ce11" office:value-type="string" calcext:value-type="string">
            <text:p>&gt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Leather 3</text:p>
          </table:table-cell>
          <table:table-cell table:style-name="ce11" office:value-type="string" calcext:value-type="string">
            <text:p>&gt;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Hide 3</text:p>
          </table:table-cell>
        </table:table-row>
        <table:table-row table:style-name="ro1">
          <table:table-cell table:style-name="ce3" office:value-type="string" calcext:value-type="string">
            <text:p>4.0</text:p>
          </table:table-cell>
          <table:table-cell table:style-name="ce6" table:formula="of:=999+999+430" office:value-type="float" office:value="2428" calcext:value-type="float">
            <text:p>242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"/>
          <table:table-cell office:value-type="float" office:value="640" calcext:value-type="float">
            <text:p>640</text:p>
          </table:table-cell>
          <table:table-cell office:value-type="string" calcext:value-type="string">
            <text:p>Leather 2</text:p>
          </table:table-cell>
        </table:table-row>
        <table:table-row table:style-name="ro1">
          <table:table-cell table:style-name="ce3" office:value-type="string" calcext:value-type="string">
            <text:p>4.1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>
          <table:table-cell table:style-name="ce3" office:value-type="string" calcext:value-type="string">
            <text:p>4.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ake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hin Hid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ak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edium Hid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ake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Uncommon Medium Hide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ta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re Medium Hide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tak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tiff Leather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tak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hick Leather</text:p>
          </table:table-cell>
          <table:table-cell table:number-columns-repeated="4"/>
        </table:table-row>
        <table:table-row table:style-name="ro1">
          <table:table-cell/>
          <table:table-cell table:formula="of:=418-388" office:value-type="float" office:value="30" calcext:value-type="float">
            <text:p>30</text:p>
          </table:table-cell>
          <table:table-cell table:number-columns-repeated="4"/>
          <table:table-cell table:style-name="ce1"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 Worked Leather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tak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are Worked Leather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float" office:value="6912" calcext:value-type="float">
            <text:p>6912</text:p>
          </table:table-cell>
          <table:table-cell table:style-name="ce1" office:value-type="string" calcext:value-type="string">
            <text:p>buy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tiff Leather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office:value-type="float" office:value="641" calcext:value-type="float">
            <text:p>641</text:p>
          </table:table-cell>
          <table:table-cell table:style-name="ce1"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 Worked Leather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640" calcext:value-type="float">
            <text:p>640</text:p>
          </table:table-cell>
          <table:table-cell/>
          <table:table-cell office:value-type="float" office:value="29865" calcext:value-type="float">
            <text:p>29865</text:p>
          </table:table-cell>
          <table:table-cell table:style-name="ce1" office:value-type="string" calcext:value-type="string">
            <text:p>craft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Thick Leather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556" calcext:value-type="float">
            <text:p>556</text:p>
          </table:table-cell>
          <table:table-cell/>
          <table:table-cell office:value-type="float" office:value="31598" calcext:value-type="float">
            <text:p>31598</text:p>
          </table:table-cell>
          <table:table-cell table:style-name="ce1" office:value-type="string" calcext:value-type="string">
            <text:p>craf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Uncommon Worked Leather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ce1" office:value-type="string" calcext:value-type="string">
            <text:p>cra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re Worked Leather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formula="of:=SUM([.D33:.D35])" office:value-type="float" office:value="1217" calcext:value-type="float">
            <text:p>12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16" calcext:value-type="float">
            <text:p>9216</text:p>
          </table:table-cell>
          <table:table-cell table:style-name="ce1" office:value-type="string" calcext:value-type="string">
            <text:p>craf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urneyman's Mercenary Jacke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320" calcext:value-type="float">
            <text:p>40320</text:p>
          </table:table-cell>
          <table:table-cell table:style-name="ce1" office:value-type="string" calcext:value-type="string">
            <text:p>craf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dept's Mercenary Jacke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7648" calcext:value-type="float">
            <text:p>27648</text:p>
          </table:table-cell>
          <table:table-cell table:style-name="ce1" office:value-type="string" calcext:value-type="string">
            <text:p>craf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ept's Mercenary Jacket 4.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295" calcext:value-type="float">
            <text:p>8295</text:p>
          </table:table-cell>
          <table:table-cell table:style-name="ce1" office:value-type="string" calcext:value-type="string">
            <text:p>craf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's Mercenary Jacket 4.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SUM([.F31:.F39])" office:value-type="float" office:value="140031" calcext:value-type="float">
            <text:p>140031</text:p>
          </table:table-cell>
          <table:table-cell table:number-columns-repeated="7"/>
        </table:table-row>
        <table:table-row table:style-name="ro1" table:number-rows-repeated="104853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5:50:12.257420091</meta:creation-date>
    <dc:date>2020-07-15T08:22:25.958663560</dc:date>
    <meta:editing-duration>PT17H35M39S</meta:editing-duration>
    <meta:editing-cycles>2</meta:editing-cycles>
    <meta:generator>LibreOffice/6.4.4.2$Linux_X86_64 LibreOffice_project/40$Build-2</meta:generator>
    <meta:document-statistic meta:table-count="1" meta:cell-count="122" meta:object-count="0"/>
  </office:meta>
</office:document-meta>
</file>